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2.467cm" svg:y="6.316cm">
            <draw:object draw:notify-on-update-of-ranges="Feuille1.B3:Feuille1.B12 Feuille1.C3:Feuille1.C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536cm" svg:y="6.342cm">
            <draw:object draw:notify-on-update-of-ranges="Feuille1.B3:Feuille1.B12 Feuille1.G3:Feuille1.G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1" table:number-columns-repeated="101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findOne time (index)</text:p>
          </table:table-cell>
          <table:table-cell table:style-name="ce1" table:number-columns-repeated="3"/>
          <table:table-cell table:style-name="ce1" office:value-type="string" calcext:value-type="string">
            <text:p>findOne time (non index)</text:p>
          </table:table-cell>
          <table:table-cell table:style-name="ce1"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llection size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run1</text:p>
          </table:table-cell>
          <table:table-cell table:style-name="ce2" office:value-type="string" calcext:value-type="string">
            <text:p>run2</text:p>
          </table:table-cell>
          <table:table-cell table:style-name="ce2" office:value-type="string" calcext:value-type="string">
            <text:p>run3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run1</text:p>
          </table:table-cell>
          <table:table-cell table:style-name="ce2" office:value-type="string" calcext:value-type="string">
            <text:p>run2</text:p>
          </table:table-cell>
          <table:table-cell table:style-name="ce2" office:value-type="string" calcext:value-type="string">
            <text:p>run3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VERAGE([.D3:.F3])" office:value-type="float" office:value="370.666666666667" calcext:value-type="float">
            <text:p>370,67</text:p>
          </table:table-cell>
          <table:table-cell office:value-type="float" office:value="280" calcext:value-type="float">
            <text:p>280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table:formula="of:=AVERAGE([.H3:.J3])" office:value-type="float" office:value="317.333333333333" calcext:value-type="float">
            <text:p>317,33</text:p>
          </table:table-cell>
          <table:table-cell office:value-type="float" office:value="288" calcext:value-type="float">
            <text:p>288</text:p>
          </table:table-cell>
          <table:table-cell office:value-type="float" office:value="318" calcext:value-type="float">
            <text:p>318</text:p>
          </table:table-cell>
          <table:table-cell office:value-type="float" office:value="346" calcext:value-type="float">
            <text:p>34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AVERAGE([.D4:.F4])" office:value-type="float" office:value="305.666666666667" calcext:value-type="float">
            <text:p>305,67</text:p>
          </table:table-cell>
          <table:table-cell office:value-type="float" office:value="291" calcext:value-type="float">
            <text:p>291</text:p>
          </table:table-cell>
          <table:table-cell office:value-type="float" office:value="308" calcext:value-type="float">
            <text:p>308</text:p>
          </table:table-cell>
          <table:table-cell office:value-type="float" office:value="318" calcext:value-type="float">
            <text:p>318</text:p>
          </table:table-cell>
          <table:table-cell table:formula="of:=AVERAGE([.H4:.J4])" office:value-type="float" office:value="297.666666666667" calcext:value-type="float">
            <text:p>297,67</text:p>
          </table:table-cell>
          <table:table-cell office:value-type="float" office:value="306" calcext:value-type="float">
            <text:p>306</text:p>
          </table:table-cell>
          <table:table-cell office:value-type="float" office:value="286" calcext:value-type="float">
            <text:p>286</text:p>
          </table:table-cell>
          <table:table-cell office:value-type="float" office:value="301" calcext:value-type="float">
            <text:p>3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AVERAGE([.D5:.F5])" office:value-type="float" office:value="296.666666666667" calcext:value-type="float">
            <text:p>296,67</text:p>
          </table:table-cell>
          <table:table-cell office:value-type="float" office:value="349" calcext:value-type="float">
            <text:p>349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table:formula="of:=AVERAGE([.H5:.J5])" office:value-type="float" office:value="332.333333333333" calcext:value-type="float">
            <text:p>332,33</text:p>
          </table:table-cell>
          <table:table-cell office:value-type="float" office:value="270" calcext:value-type="float">
            <text:p>270</text:p>
          </table:table-cell>
          <table:table-cell office:value-type="float" office:value="339" calcext:value-type="float">
            <text:p>339</text:p>
          </table:table-cell>
          <table:table-cell office:value-type="float" office:value="388" calcext:value-type="float">
            <text:p>38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AVERAGE([.D6:.F6])" office:value-type="float" office:value="282.666666666667" calcext:value-type="float">
            <text:p>282,67</text:p>
          </table:table-cell>
          <table:table-cell office:value-type="float" office:value="284" calcext:value-type="float">
            <text:p>284</text:p>
          </table:table-cell>
          <table:table-cell office:value-type="float" office:value="271" calcext:value-type="float">
            <text:p>271</text:p>
          </table:table-cell>
          <table:table-cell office:value-type="float" office:value="293" calcext:value-type="float">
            <text:p>293</text:p>
          </table:table-cell>
          <table:table-cell table:formula="of:=AVERAGE([.H6:.J6])" office:value-type="float" office:value="301.333333333333" calcext:value-type="float">
            <text:p>301,33</text:p>
          </table:table-cell>
          <table:table-cell office:value-type="float" office:value="319" calcext:value-type="float">
            <text:p>319</text:p>
          </table:table-cell>
          <table:table-cell office:value-type="float" office:value="306" calcext:value-type="float">
            <text:p>306</text:p>
          </table:table-cell>
          <table:table-cell office:value-type="float" office:value="279" calcext:value-type="float">
            <text:p>27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formula="of:=AVERAGE([.D7:.F7])" office:value-type="float" office:value="298" calcext:value-type="float">
            <text:p>298,00</text:p>
          </table:table-cell>
          <table:table-cell office:value-type="float" office:value="290" calcext:value-type="float">
            <text:p>290</text:p>
          </table:table-cell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table:formula="of:=AVERAGE([.H7:.J7])" office:value-type="float" office:value="356.666666666667" calcext:value-type="float">
            <text:p>356,67</text:p>
          </table:table-cell>
          <table:table-cell office:value-type="float" office:value="349" calcext:value-type="float">
            <text:p>349</text:p>
          </table:table-cell>
          <table:table-cell office:value-type="float" office:value="375" calcext:value-type="float">
            <text:p>375</text:p>
          </table:table-cell>
          <table:table-cell office:value-type="float" office:value="346" calcext:value-type="float">
            <text:p>34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table:formula="of:=AVERAGE([.D8:.F8])" office:value-type="float" office:value="287.333333333333" calcext:value-type="float">
            <text:p>287,33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241" calcext:value-type="float">
            <text:p>241</text:p>
          </table:table-cell>
          <table:table-cell table:formula="of:=AVERAGE([.H8:.J8])" office:value-type="float" office:value="426.666666666667" calcext:value-type="float">
            <text:p>426,67</text:p>
          </table:table-cell>
          <table:table-cell office:value-type="float" office:value="427" calcext:value-type="float">
            <text:p>427</text:p>
          </table:table-cell>
          <table:table-cell office:value-type="float" office:value="395" calcext:value-type="float">
            <text:p>395</text:p>
          </table:table-cell>
          <table:table-cell office:value-type="float" office:value="458" calcext:value-type="float">
            <text:p>45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400" calcext:value-type="float">
            <text:p>6400</text:p>
          </table:table-cell>
          <table:table-cell table:formula="of:=AVERAGE([.D9:.F9])" office:value-type="float" office:value="327.666666666667" calcext:value-type="float">
            <text:p>327,67</text:p>
          </table:table-cell>
          <table:table-cell office:value-type="float" office:value="435" calcext:value-type="float">
            <text:p>435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table:formula="of:=AVERAGE([.H9:.J9])" office:value-type="float" office:value="592.333333333333" calcext:value-type="float">
            <text:p>592,33</text:p>
          </table:table-cell>
          <table:table-cell office:value-type="float" office:value="673" calcext:value-type="float">
            <text:p>673</text:p>
          </table:table-cell>
          <table:table-cell office:value-type="float" office:value="544" calcext:value-type="float">
            <text:p>544</text:p>
          </table:table-cell>
          <table:table-cell office:value-type="float" office:value="560" calcext:value-type="float">
            <text:p>56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800" calcext:value-type="float">
            <text:p>12800</text:p>
          </table:table-cell>
          <table:table-cell table:formula="of:=AVERAGE([.D10:.F10])" office:value-type="float" office:value="436.333333333333" calcext:value-type="float">
            <text:p>436,33</text:p>
          </table:table-cell>
          <table:table-cell office:value-type="float" office:value="549" calcext:value-type="float">
            <text:p>549</text:p>
          </table:table-cell>
          <table:table-cell office:value-type="float" office:value="269" calcext:value-type="float">
            <text:p>269</text:p>
          </table:table-cell>
          <table:table-cell office:value-type="float" office:value="491" calcext:value-type="float">
            <text:p>491</text:p>
          </table:table-cell>
          <table:table-cell table:formula="of:=AVERAGE([.H10:.J10])" office:value-type="float" office:value="1071.66666666667" calcext:value-type="float">
            <text:p>1071,67</text:p>
          </table:table-cell>
          <table:table-cell office:value-type="float" office:value="1260" calcext:value-type="float">
            <text:p>1260</text:p>
          </table:table-cell>
          <table:table-cell office:value-type="float" office:value="898" calcext:value-type="float">
            <text:p>898</text:p>
          </table:table-cell>
          <table:table-cell office:value-type="float" office:value="1057" calcext:value-type="float">
            <text:p>105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600" calcext:value-type="float">
            <text:p>25600</text:p>
          </table:table-cell>
          <table:table-cell table:formula="of:=AVERAGE([.D11:.F11])" office:value-type="float" office:value="297" calcext:value-type="float">
            <text:p>297,00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277" calcext:value-type="float">
            <text:p>277</text:p>
          </table:table-cell>
          <table:table-cell table:formula="of:=AVERAGE([.H11:.J11])" office:value-type="float" office:value="1790.66666666667" calcext:value-type="float">
            <text:p>1790,67</text:p>
          </table:table-cell>
          <table:table-cell office:value-type="float" office:value="1958" calcext:value-type="float">
            <text:p>1958</text:p>
          </table:table-cell>
          <table:table-cell office:value-type="float" office:value="1531" calcext:value-type="float">
            <text:p>1531</text:p>
          </table:table-cell>
          <table:table-cell office:value-type="float" office:value="1883" calcext:value-type="float">
            <text:p>188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1200" calcext:value-type="float">
            <text:p>51200</text:p>
          </table:table-cell>
          <table:table-cell table:formula="of:=AVERAGE([.D12:.F12])" office:value-type="float" office:value="318.333333333333" calcext:value-type="float">
            <text:p>318,33</text:p>
          </table:table-cell>
          <table:table-cell office:value-type="float" office:value="328" calcext:value-type="float">
            <text:p>328</text:p>
          </table:table-cell>
          <table:table-cell office:value-type="float" office:value="300" calcext:value-type="float">
            <text:p>300</text:p>
          </table:table-cell>
          <table:table-cell office:value-type="float" office:value="327" calcext:value-type="float">
            <text:p>327</text:p>
          </table:table-cell>
          <table:table-cell table:formula="of:=AVERAGE([.H12:.J12])" office:value-type="float" office:value="3263" calcext:value-type="float">
            <text:p>3263,00</text:p>
          </table:table-cell>
          <table:table-cell office:value-type="float" office:value="3200" calcext:value-type="float">
            <text:p>3200</text:p>
          </table:table-cell>
          <table:table-cell office:value-type="float" office:value="3401" calcext:value-type="float">
            <text:p>3401</text:p>
          </table:table-cell>
          <table:table-cell office:value-type="float" office:value="3188" calcext:value-type="float">
            <text:p>3188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2:36:04.837506629</meta:creation-date>
    <meta:generator>LibreOffice/4.2.8.2$Linux_X86_64 LibreOffice_project/420m0$Build-2</meta:generator>
    <dc:date>2016-06-10T13:11:36.219700182</dc:date>
    <meta:editing-duration>PT23M21S</meta:editing-duration>
    <meta:editing-cycles>2</meta:editing-cycles>
    <meta:document-statistic meta:table-count="1" meta:cell-count="1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Feuille1.B3:Feuille1.C12" svg:x="0.32cm" svg:y="0.18cm" svg:width="12.428cm" svg:height="8.64cm">
          <chartooo:coordinate-region svg:x="1.603cm" svg:y="0.38cm" svg:width="10.6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12" chart:class="chart:scatter">
            <chart:domain table:cell-range-address="Feuille1.B3:Feuille1.B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euille1.B3:Feuille1.B12</svg:desc>
                </draw:g>
              </table:table-cell>
              <table:table-cell office:value-type="float" office:value="370.666666666667">
                <text:p>370.666666666667</text:p>
                <draw:g>
                  <svg:desc>Feuille1.C3:Feuille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05.666666666667">
                <text:p>305.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296.666666666667">
                <text:p>296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282.666666666667">
                <text:p>282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">
                <text:p>3200</text:p>
              </table:table-cell>
              <table:table-cell office:value-type="float" office:value="287.333333333333">
                <text:p>287.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0">
                <text:p>6400</text:p>
              </table:table-cell>
              <table:table-cell office:value-type="float" office:value="327.666666666667">
                <text:p>327.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0">
                <text:p>12800</text:p>
              </table:table-cell>
              <table:table-cell office:value-type="float" office:value="436.333333333333">
                <text:p>436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0">
                <text:p>2560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0">
                <text:p>51200</text:p>
              </table:table-cell>
              <table:table-cell office:value-type="float" office:value="318.333333333333">
                <text:p>318.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4.201cm" style:legend-expansion="high" chart:style-name="ch2"/>
        <chart:plot-area chart:style-name="ch3" table:cell-range-address="Feuille1.B3:Feuille1.B12 Feuille1.G3:Feuille1.G12" svg:x="0.32cm" svg:y="0.18cm" svg:width="12.402cm" svg:height="8.64cm">
          <chartooo:coordinate-region svg:x="1.788cm" svg:y="0.38cm" svg:width="10.46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G3:Feuille1.G12" chart:class="chart:scatter">
            <chart:domain table:cell-range-address="Feuille1.B3:Feuille1.B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euille1.B3:Feuille1.B12</svg:desc>
                </draw:g>
              </table:table-cell>
              <table:table-cell office:value-type="float" office:value="317.333333333333">
                <text:p>317.333333333333</text:p>
                <draw:g>
                  <svg:desc>Feuille1.G3:Feuille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97.666666666667">
                <text:p>297.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332.333333333333">
                <text:p>332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301.333333333333">
                <text:p>301.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356.666666666667">
                <text:p>356.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">
                <text:p>3200</text:p>
              </table:table-cell>
              <table:table-cell office:value-type="float" office:value="426.666666666667">
                <text:p>426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0">
                <text:p>6400</text:p>
              </table:table-cell>
              <table:table-cell office:value-type="float" office:value="592.333333333333">
                <text:p>592.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0">
                <text:p>12800</text:p>
              </table:table-cell>
              <table:table-cell office:value-type="float" office:value="1071.66666666667">
                <text:p>1071.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0">
                <text:p>25600</text:p>
              </table:table-cell>
              <table:table-cell office:value-type="float" office:value="1790.66666666667">
                <text:p>1790.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0">
                <text:p>51200</text:p>
              </table:table-cell>
              <table:table-cell office:value-type="float" office:value="3263">
                <text:p>32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